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LO-normal" style:master-page-name="Standard">
      <style:paragraph-properties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 development</text:p>
      <text:p text:style-name="LO-normal"/>
      <text:p text:style-name="LO-normal">1- Brainstorming</text:p>
      <text:p text:style-name="LO-normal">2- History board</text:p>
      <text:p text:style-name="LO-normal">3-Animatic, create a basic scene of the environment with basic solid and camera, in order to <text:s text:c="6"/>have a better <text:s/>idea of the <text:s/>space distribution.</text:p>
      <text:p text:style-name="LO-normal"/>
      <text:p text:style-name="LO-normal"/>
      <text:p text:style-name="LO-normal">1.1 Dinosaurio volador,, le da de comer para domesticarlo y asi poder ir a <text:s/>otros planetas</text:p>
      <text:p text:style-name="LO-normal"/>
      <text:p text:style-name="LO-normal">1.2 creacion de <text:s/>fuego,</text:p>
      <text:p text:style-name="LO-normal">1.2.1 frigsionando dos pedasos de madera/ pueden a ver dos pedasos de madera <text:s/>lejos uno un poco del otro, al observarlos, los objetos se resaltan, cuando el personaje se aproxima automaticamente salen <text:s/>dos o tres optiones, como recojer el madero, romperlo o tirarlo..</text:p>
      <text:p text:style-name="LO-normal">lo buen option es recojerlo y lleverlo cerca al otro madero,, cuando hacer eso automaticamnete se activan otra <text:s/>optiones como frotarlos y hacder fuego..</text:p>
      <text:p text:style-name="LO-normal"><text:s text:c="6"/></text:p>
      <text:p text:style-name="LO-normal">1.2.2, resolver un puzze con fosforos <text:s/>o algo asi donde el resultado sea la creacion de fuego</text:p>
      <text:p text:style-name="LO-normal"/>
      <text:p text:style-name="LO-normal">1.3 creacion de herramientas primitivas</text:p>
      <text:p text:style-name="LO-normal"/>
      <text:p text:style-name="LO-normal">1.4 trampas para animales</text:p>
      <text:p text:style-name="LO-normal"/>
      <text:p text:style-name="LO-normal">1.5 cueva con pinturas rupestres.</text:p>
      <text:p text:style-name="LO-normal"/>
      <text:p text:style-name="LO-normal">1.6 <text:s/>creacion de monolitos <text:s/>que se alinean con el sol para la adoracion de dioses. Temor a los fenomenos naturales.</text:p>
      <text:p text:style-name="LO-normal"/>
      <text:p text:style-name="LO-normal">1.7 juegos de agua , maniopulacion del agua , cambiar los cursos del agua en un rio para hacer algo.</text:p>
      <text:p text:style-name="LO-normal"/>
      <text:p text:style-name="LO-normal">1.8 recoleccion de frutos</text:p>
      <text:p text:style-name="LO-normal">1.9 uso basico de herramientas para sacar cosas.</text:p>
      <text:p text:style-name="LO-normal">1.10 el <text:s/>personaje puede caer por una cascada,, como especie de tobogan, hay que controlarlo para que no se salga.</text:p>
      <text:p text:style-name="LO-normal"/>
      <text:p text:style-name="LO-normal">1.11 con herramientas por ejemplo recojer un palo filoso y lo <text:s/>cerca recoje unas semillas puede que salga <text:s/>las optiones de <text:s/>senbrar algo.</text:p>
      <text:p text:style-name="LO-normal"/>
      <text:p text:style-name="LO-normal">1.12 un arbol que se cae en el camino por ejemplo o <text:s/>a traves de un rio para pasarlo ,, o el tumba el arbol que casi no tiene ramas para utilizarlo como puentes,, en ves del puente.</text:p>
      <text:p text:style-name="LO-normal">1.13 podemos hacer algo con los inseptos,,</text:p>
      <text:p text:style-name="LO-normal">1.14 el <text:s/>el paisaje <text:s/>las rocas pueden tener formas las cuales <text:s/>muestren pistas</text:p>
      <text:p text:style-name="LO-normal">1.15 escalar depronto algo.</text:p>
      <text:p text:style-name="LO-normal"/>
      <text:p text:style-name="LO-normal"/>
      <text:p text:style-name="LO-normal"/>
      <text:p text:style-name="LO-normal"><text:soft-page-break/></text:p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Standard"/>
      <text:p text:style-name="P1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LO-normal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2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LO-normal" style:family="paragraph" style:default-outline-level="">
      <style:paragraph-properties fo:line-height="115%"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1" style:display-name="Heading 1" style:family="paragraph" style:parent-style-name="LO-normal" style:next-style-name="LO-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auricio mendez</meta:initial-creator>
    <meta:creation-date>2021-02-14T19:16:43.45</meta:creation-date>
    <meta:generator>LibreOffice/6.3.3.2$Windows_X86_64 LibreOffice_project/a64200df03143b798afd1ec74a12ab50359878ed</meta:generator>
    <dc:date>2021-02-15T11:42:09.581000000</dc:date>
    <meta:editing-duration>PT3M46S</meta:editing-duration>
    <meta:editing-cycles>2</meta:editing-cycles>
    <meta:document-statistic meta:table-count="0" meta:image-count="0" meta:object-count="0" meta:page-count="3" meta:paragraph-count="23" meta:word-count="306" meta:character-count="1789" meta:non-whitespace-character-count="1475"/>
  </office:meta>
</office:document-meta>
</file>